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 svg:font-family="H, 'Trebuchet MS', Helvetica"/>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line-height="115%"/>
      <style:text-properties fo:font-variant="normal" fo:text-transform="none" style:font-name="Arial" fo:font-size="15pt" fo:letter-spacing="normal" fo:language="es" fo:country="AR"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 style:family="paragraph" style:parent-style-name="Heading_20_2">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style:font-name="Arial" fo:font-size="14pt" fo:letter-spacing="normal" fo:language="es" fo:country="AR" fo:font-style="normal" fo:font-weight="normal" style:font-size-asian="14pt" style:font-size-complex="14pt"/>
    </style:style>
    <style:style style:name="P3" style:family="paragraph" style:parent-style-name="Heading_20_3">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style:font-name="Arial" fo:font-size="14pt" fo:letter-spacing="normal" fo:language="es" fo:country="AR" fo:font-style="normal" fo:font-weight="normal" style:font-size-asian="14pt" style:font-size-complex="14pt"/>
    </style:style>
    <style:style style:name="P4" style:family="paragraph" style:parent-style-name="Standard">
      <style:paragraph-properties fo:line-height="115%"/>
      <style:text-properties style:font-name="Arial" fo:font-size="14pt" fo:language="es" fo:country="AR" style:font-size-asian="14pt" style:font-size-complex="14pt"/>
    </style:style>
    <style:style style:name="P5"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fo:padding="0cm" fo:border="none"/>
      <style:text-properties fo:font-variant="normal" fo:text-transform="none" style:font-name="Arial" fo:font-size="14pt" fo:letter-spacing="normal" fo:language="es" fo:country="AR" fo:font-style="normal" fo:font-weight="normal" style:font-size-asian="14pt" style:font-size-complex="14pt"/>
    </style:style>
    <style:style style:name="P6"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fo:padding="0cm" fo:border="none"/>
    </style:style>
    <style:style style:name="P7" style:family="paragraph" style:parent-style-name="Text_20_body" style:list-style-name="L1">
      <style:paragraph-properties fo:margin-top="0cm" fo:margin-bottom="0.247cm" loext:contextual-spacing="false" fo:line-height="115%" fo:text-align="start" style:justify-single-word="false" fo:orphans="2" fo:widows="2"/>
    </style:style>
    <style:style style:name="P8" style:family="paragraph" style:parent-style-name="Text_20_body" style:list-style-name="L2">
      <style:paragraph-properties fo:margin-top="0cm" fo:margin-bottom="0.247cm" loext:contextual-spacing="false" fo:line-height="115%" fo:text-align="start" style:justify-single-word="false" fo:orphans="2" fo:widows="2"/>
    </style:style>
    <style:style style:name="P9" style:family="paragraph" style:parent-style-name="Text_20_body" style:list-style-name="L3">
      <style:paragraph-properties fo:margin-top="0cm" fo:margin-bottom="0.247cm" loext:contextual-spacing="false" fo:line-height="115%" fo:text-align="start" style:justify-single-word="false" fo:orphans="2" fo:widows="2"/>
    </style:style>
    <style:style style:name="P10" style:family="paragraph" style:parent-style-name="Text_20_body" style:list-style-name="L4">
      <style:paragraph-properties fo:margin-top="0cm" fo:margin-bottom="0.247cm" loext:contextual-spacing="false" fo:line-height="115%" fo:text-align="start" style:justify-single-word="false" fo:orphans="2" fo:widows="2"/>
    </style:style>
    <style:style style:name="P11" style:family="paragraph" style:parent-style-name="Text_20_body" style:list-style-name="L5">
      <style:paragraph-properties fo:margin-top="0cm" fo:margin-bottom="0.247cm" loext:contextual-spacing="false" fo:line-height="115%" fo:text-align="start" style:justify-single-word="false" fo:orphans="2" fo:widows="2"/>
    </style:style>
    <style:style style:name="P12" style:family="paragraph" style:parent-style-name="Text_20_body" style:list-style-name="L6">
      <style:paragraph-properties fo:margin-top="0cm" fo:margin-bottom="0.247cm" loext:contextual-spacing="false" fo:line-height="115%" fo:text-align="start" style:justify-single-word="false" fo:orphans="2" fo:widows="2"/>
    </style:style>
    <style:style style:name="T1" style:family="text">
      <style:text-properties fo:font-variant="normal" fo:text-transform="none" style:font-name="H" fo:letter-spacing="normal" fo:font-style="normal" fo:font-weight="normal"/>
    </style:style>
    <style:style style:name="T2" style:family="text">
      <style:text-properties fo:font-variant="normal" fo:text-transform="none" style:font-name="H" fo:letter-spacing="normal" fo:font-style="normal" fo:font-weight="bold"/>
    </style:style>
    <style:style style:name="T3" style:family="text">
      <style:text-properties fo:font-variant="normal" fo:text-transform="none" style:font-name="H" fo:font-size="16pt" fo:letter-spacing="normal" fo:font-style="normal" fo:font-weight="normal" style:font-size-asian="16pt" style:font-size-complex="16pt"/>
    </style:style>
    <style:style style:name="T4" style:family="text">
      <style:text-properties fo:font-variant="normal" fo:text-transform="none" style:font-name="H" fo:font-size="16pt" fo:letter-spacing="normal" fo:font-style="normal" fo:font-weight="bold" style:font-size-asian="16pt" style:font-size-complex="16pt"/>
    </style:style>
    <style:style style:name="T5" style:family="text">
      <style:text-properties fo:font-variant="normal" fo:text-transform="none" style:font-name="H" fo:font-size="14pt" fo:letter-spacing="normal" fo:font-style="normal" fo:font-weight="normal" style:font-size-asian="14pt" style:font-size-complex="14pt"/>
    </style:style>
    <style:style style:name="T6" style:family="text">
      <style:text-properties fo:font-variant="normal" fo:text-transform="none" style:font-name="H" fo:font-size="14pt" fo:letter-spacing="normal" fo:font-style="normal" fo:font-weight="bold" style:font-size-asian="14pt" style:font-size-complex="14pt"/>
    </style:style>
    <style:style style:name="T7" style:family="text">
      <style:text-properties fo:font-variant="normal" fo:text-transform="none" fo:color="#6747c7" style:font-name="H" fo:letter-spacing="normal" fo:font-style="normal" style:text-underline-style="solid" style:text-underline-width="auto" style:text-underline-color="font-color" fo:font-weight="bold" fo:background-color="transparent" loext:char-shading-value="0"/>
    </style:style>
    <style:style style:name="T8" style:family="text">
      <style:text-properties fo:font-variant="normal" fo:text-transform="none" fo:color="#6747c7" style:font-name="H" fo:font-size="16pt" fo:letter-spacing="normal" fo:font-style="normal" style:text-underline-style="solid" style:text-underline-width="auto" style:text-underline-color="font-color" fo:font-weight="bold" fo:background-color="transparent" loext:char-shading-value="0" style:font-size-asian="16pt" style:font-size-complex="16pt"/>
    </style:style>
    <style:style style:name="T9" style:family="text">
      <style:text-properties fo:font-variant="normal" fo:text-transform="none" fo:color="#6747c7" style:font-name="H" fo:font-size="14pt" fo:letter-spacing="normal" fo:font-style="normal" style:text-underline-style="solid" style:text-underline-width="auto" style:text-underline-color="font-color" fo:font-weight="bold" fo:background-color="transparent" loext:char-shading-value="0" style:font-size-asian="14pt" style:font-size-complex="14pt"/>
    </style:style>
    <style:style style:name="T10" style:family="text">
      <style:text-properties fo:font-variant="normal" fo:text-transform="none" fo:color="#6747c7" fo:font-size="14pt" fo:letter-spacing="normal" fo:font-style="normal" style:text-underline-style="solid" style:text-underline-width="auto" style:text-underline-color="font-color" fo:font-weight="bold" fo:background-color="transparent" loext:char-shading-value="0" style:font-size-asian="14pt" style:font-size-complex="14pt"/>
    </style:style>
    <style:style style:name="T11" style:family="text">
      <style:text-properties fo:font-variant="normal" fo:text-transform="none" fo:color="#6747c7" style:font-name="Arial" fo:font-size="14pt" fo:letter-spacing="normal" fo:font-style="normal" style:text-underline-style="solid" style:text-underline-width="auto" style:text-underline-color="font-color" fo:font-weight="bold" fo:background-color="transparent" loext:char-shading-value="0" style:font-size-asian="14pt" style:font-size-complex="14pt"/>
    </style:style>
    <style:style style:name="T12" style:family="text">
      <style:text-properties fo:font-variant="normal" fo:text-transform="none" fo:color="#6747c7" style:font-name="Arial" fo:font-size="14pt" fo:letter-spacing="normal" fo:language="es" fo:country="AR" fo:font-style="normal" style:text-underline-style="solid" style:text-underline-width="auto" style:text-underline-color="font-color" fo:font-weight="bold" fo:background-color="transparent" loext:char-shading-value="0" style:font-size-asian="14pt" style:font-size-complex="14pt"/>
    </style:style>
    <style:style style:name="T13" style:family="text">
      <style:text-properties fo:font-variant="normal" fo:text-transform="none" fo:font-size="14pt" fo:letter-spacing="normal" fo:font-style="normal" fo:font-weight="normal" style:font-size-asian="14pt" style:font-size-complex="14pt"/>
    </style:style>
    <style:style style:name="T14" style:family="text">
      <style:text-properties fo:font-variant="normal" fo:text-transform="none" fo:font-size="14pt" fo:letter-spacing="normal" fo:font-style="normal" fo:font-weight="bold" style:font-size-asian="14pt" style:font-size-complex="14pt"/>
    </style:style>
    <style:style style:name="T15" style:family="text">
      <style:text-properties fo:font-variant="normal" fo:text-transform="none" style:font-name="Arial" fo:font-size="14pt" fo:letter-spacing="normal" fo:font-style="normal" fo:font-weight="normal" style:font-size-asian="14pt" style:font-size-complex="14pt"/>
    </style:style>
    <style:style style:name="T16" style:family="text">
      <style:text-properties fo:font-variant="normal" fo:text-transform="none" style:font-name="Arial" fo:font-size="14pt" fo:letter-spacing="normal" fo:font-style="normal" fo:font-weight="bold" style:font-size-asian="14pt" style:font-size-complex="14pt"/>
    </style:style>
    <style:style style:name="T17" style:family="text">
      <style:text-properties fo:font-variant="normal" fo:text-transform="none" style:font-name="Arial" fo:font-size="14pt" fo:letter-spacing="normal" fo:language="es" fo:country="AR" fo:font-style="normal" fo:font-weight="normal" style:font-size-asian="14pt" style:font-size-complex="14pt"/>
    </style:style>
    <style:style style:name="T18" style:family="text">
      <style:text-properties fo:font-variant="normal" fo:text-transform="none" style:font-name="Arial" fo:font-size="14pt" fo:letter-spacing="normal" fo:language="es" fo:country="AR" fo:font-style="normal" fo:font-weight="bold" style:font-size-asian="14pt" style:font-size-complex="14pt"/>
    </style:style>
    <style:style style:name="T19" style:family="text">
      <style:text-properties fo:language="es" fo:country="AR"/>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Comandos-basicos-de-Linux"/>Comandos básicos de Linux</text:h>
      <text:p text:style-name="P6"><text:span text:style-name="T17">Antes de pasar al resumen de comandos de Linux, primero debes abrir la línea de comandos. Si aún no estás seguro acerca de cómo usar la interfaz de línea de comandos, consulta este </text:span><text:a xlink:type="simple" xlink:href="https://www.hostinger.com/tutorials/what-is-cli" office:target-frame-name="_blank" xlink:show="new" text:style-name="Internet_20_link" text:visited-style-name="Visited_20_Internet_20_Link"><text:span text:style-name="T12">tutorial de CLI</text:span></text:a><text:span text:style-name="T17"> (en inglés).</text:span></text:p>
      <text:p text:style-name="P6"><text:span text:style-name="T17">Aunque los pasos pueden diferir según la distribución que estés utilizando, generalmente puedes encontrar la línea de comando en la sección </text:span><text:span text:style-name="Strong_20_Emphasis"><text:span text:style-name="T18">Utilidades</text:span></text:span><text:span text:style-name="T17">.</text:span></text:p>
      <text:p text:style-name="P5">Aquí hay una lista de comandos básicos de Linux:</text:p>
      <text:h text:style-name="P3" text:outline-level="3">1. comando pwd</text:h>
      <text:p text:style-name="P6"><text:span text:style-name="T17">Usa el comando</text:span><text:span text:style-name="Strong_20_Emphasis"><text:span text:style-name="T17"> </text:span></text:span><text:span text:style-name="Strong_20_Emphasis"><text:span text:style-name="T18">pwd</text:span></text:span><text:span text:style-name="T17"> para encontrar la ruta del directorio (carpeta) de trabajo actual en el que te encuentras. El comando devolverá una ruta absoluta (completa), que es básicamente una ruta de todos los directorios que comienzan con una barra diagonal </text:span><text:span text:style-name="Strong_20_Emphasis"><text:span text:style-name="T18">(/)</text:span></text:span><text:span text:style-name="T17"> Un ejemplo de una ruta absoluta es </text:span><text:span text:style-name="Strong_20_Emphasis"><text:span text:style-name="T18">/home/nombredeusuario</text:span></text:span><text:span text:style-name="T17">.</text:span></text:p>
      <text:h text:style-name="P3" text:outline-level="3">2. comando cd</text:h>
      <text:p text:style-name="P6"><text:span text:style-name="T17">Para navegar por los archivos y directorios de Linux, usa el comando </text:span><text:span text:style-name="Strong_20_Emphasis"><text:span text:style-name="T18">cd</text:span></text:span><text:span text:style-name="T17">. Te pedirá la ruta completa o el nombre del directorio, dependiendo del directorio de trabajo actual en el que te encuentres.</text:span></text:p>
      <text:p text:style-name="P6"><text:span text:style-name="T17">Supongamos que estás en </text:span><text:span text:style-name="Strong_20_Emphasis"><text:span text:style-name="T18">/home/nombredeusuario/Documentos</text:span></text:span><text:span text:style-name="T17"> y deseas ir a Fotos, un subdirectorio de Documentos. Para hacerlo, simplemente escribe el siguiente comando: </text:span><text:span text:style-name="Strong_20_Emphasis"><text:span text:style-name="T18">cd Fotos</text:span></text:span><text:span text:style-name="T17">.</text:span></text:p>
      <text:p text:style-name="P6"><text:span text:style-name="T17">Otro escenario es si deseas ir a un directorio completamente nuevo, por ejemplo, </text:span><text:span text:style-name="Strong_20_Emphasis"><text:span text:style-name="T18">/home/nombredeusuario/Peliculas</text:span></text:span><text:span text:style-name="T17">. En este caso, debes escribir </text:span><text:span text:style-name="Strong_20_Emphasis"><text:span text:style-name="T18">cd</text:span></text:span><text:span text:style-name="T17"> seguido de la ruta absoluta del directorio: </text:span><text:span text:style-name="Strong_20_Emphasis"><text:span text:style-name="T18">cd /home/ nombredeusuario/Peliculas</text:span></text:span><text:span text:style-name="T17">.</text:span></text:p>
      <text:p text:style-name="P5">Hay algunos atajos para ayudarte a navegar rápidamente:</text:p>
      <text:list xml:id="list472516978" text:style-name="L1">
        <text:list-item>
          <text:p text:style-name="P7"><text:span text:style-name="Strong_20_Emphasis"><text:span text:style-name="T18">cd ..</text:span></text:span><text:span text:style-name="T17"> (con dos puntos) para ir un directorio hacia arriba</text:span></text:p>
        </text:list-item>
        <text:list-item>
          <text:p text:style-name="P7"><text:span text:style-name="Strong_20_Emphasis"><text:span text:style-name="T18">cd</text:span></text:span><text:span text:style-name="T17"> para ir directamente a la carpeta de inicio</text:span></text:p>
        </text:list-item>
        <text:list-item>
          <text:p text:style-name="P7"><text:span text:style-name="Strong_20_Emphasis"><text:span text:style-name="T18">cd-</text:span></text:span><text:span text:style-name="T17"> (con un guión) para ir al directorio anterior</text:span></text:p>
        </text:list-item>
      </text:list>
      <text:p text:style-name="P5">Como nota al margen, el shell de Linux distingue entre mayúsculas y minúsculas. Por lo tanto, debes escribir el nombre del directorio de forma exacta.</text:p>
      <text:h text:style-name="P3" text:outline-level="3"><text:soft-page-break/>3. comando ls</text:h>
      <text:p text:style-name="P6"><text:span text:style-name="T17">El comando</text:span><text:span text:style-name="Strong_20_Emphasis"><text:span text:style-name="T17"> </text:span></text:span><text:span text:style-name="Strong_20_Emphasis"><text:span text:style-name="T18">ls</text:span></text:span><text:span text:style-name="T17"> se usa para ver el contenido de un directorio. Por defecto, este comando mostrará el contenido de tu directorio de trabajo actual.</text:span></text:p>
      <text:p text:style-name="P6"><text:span text:style-name="T17">Si deseas ver el contenido de otros directorios, escribe </text:span><text:span text:style-name="Strong_20_Emphasis"><text:span text:style-name="T18">ls</text:span></text:span><text:span text:style-name="T17"> y luego la ruta del directorio. Por ejemplo, ingresa </text:span><text:span text:style-name="Strong_20_Emphasis"><text:span text:style-name="T18">ls/home/nombredeusuario/Documentos</text:span></text:span><text:span text:style-name="T17"> para ver el contenido de </text:span><text:span text:style-name="Strong_20_Emphasis"><text:span text:style-name="T18">Documentos</text:span></text:span><text:span text:style-name="T17">.</text:span></text:p>
      <text:p text:style-name="P6"><text:span text:style-name="T17">Hay variaciones que puedes usar con el comando </text:span><text:span text:style-name="Strong_20_Emphasis"><text:span text:style-name="T18">ls:</text:span></text:span></text:p>
      <text:list xml:id="list298076024" text:style-name="L2">
        <text:list-item>
          <text:p text:style-name="P8"><text:span text:style-name="Strong_20_Emphasis"><text:span text:style-name="T18">ls -R</text:span></text:span><text:span text:style-name="T17"> también listará todos los archivos en los subdirectorios</text:span></text:p>
        </text:list-item>
        <text:list-item>
          <text:p text:style-name="P8"><text:span text:style-name="Strong_20_Emphasis"><text:span text:style-name="T18">ls -a</text:span></text:span><text:span text:style-name="T17"> mostrará los archivos ocultos</text:span></text:p>
        </text:list-item>
        <text:list-item>
          <text:p text:style-name="P8"><text:span text:style-name="Strong_20_Emphasis"><text:span text:style-name="T18">ls -al</text:span></text:span><text:span text:style-name="T17"> listará los archivos y directorios con información detallada como los permisos, el tamaño, el propietario, etc.</text:span></text:p>
        </text:list-item>
      </text:list>
      <text:h text:style-name="P3" text:outline-level="3">4. comando cat</text:h>
      <text:p text:style-name="P6"><text:span text:style-name="Strong_20_Emphasis"><text:span text:style-name="T18">cat</text:span></text:span><text:span text:style-name="T17"> (abreviatura de concatenate, en inglés) es uno de los comandos más utilizados en Linux. Se utiliza para listar el contenido de un archivo en la salida estándar (sdout). Para ejecutar este comando, escribe </text:span><text:span text:style-name="Strong_20_Emphasis"><text:span text:style-name="T18">cat</text:span></text:span><text:span text:style-name="T17"> seguido del nombre del archivo y su extensión. Por ejemplo: </text:span><text:span text:style-name="Strong_20_Emphasis"><text:span text:style-name="T18">cat archivo.txt</text:span></text:span><text:span text:style-name="T17">.</text:span></text:p>
      <text:p text:style-name="P6"><text:span text:style-name="T17">Aquí hay otras formas de usar el comando </text:span><text:span text:style-name="Strong_20_Emphasis"><text:span text:style-name="T18">cat</text:span></text:span><text:span text:style-name="T17">:</text:span></text:p>
      <text:list xml:id="list270887955" text:style-name="L3">
        <text:list-item>
          <text:p text:style-name="P9"><text:span text:style-name="Strong_20_Emphasis"><text:span text:style-name="T18">cat &gt; nombredearchivo</text:span></text:span><text:span text:style-name="T17"> crea un nuevo archivo.</text:span></text:p>
        </text:list-item>
        <text:list-item>
          <text:p text:style-name="P9"><text:span text:style-name="Strong_20_Emphasis"><text:span text:style-name="T18">cat nombredearchivo1 nombredearchivo2&gt;nombredearchivo3</text:span></text:span><text:span text:style-name="T17"> une dos archivos (1 y 2) y almacena la salida de ellos en un nuevo archivo (3)</text:span></text:p>
        </text:list-item>
        <text:list-item>
          <text:p text:style-name="P9"><text:span text:style-name="T17">convertir un archivo a mayúsculas o minúsculas, </text:span><text:span text:style-name="Strong_20_Emphasis"><text:span text:style-name="T18">cat nombredearchivo | tr a-z A-Z&gt; salida.txt</text:span></text:span></text:p>
        </text:list-item>
      </text:list>
      <text:h text:style-name="P3" text:outline-level="3">5. comando cp</text:h>
      <text:p text:style-name="P6"><text:span text:style-name="T17">Usa el comando </text:span><text:span text:style-name="Strong_20_Emphasis"><text:span text:style-name="T18">cp</text:span></text:span><text:span text:style-name="T17"> para copiar archivos del directorio actual a un directorio diferente. Por ejemplo, el comando </text:span><text:span text:style-name="Strong_20_Emphasis"><text:span text:style-name="T18">cp escenario.jpg /home/nombredeusuario/Imagenes</text:span></text:span><text:span text:style-name="T17"> crearía una copia de </text:span><text:span text:style-name="Strong_20_Emphasis"><text:span text:style-name="T18">escenario.jpg</text:span></text:span><text:span text:style-name="T17"> (desde tu directorio actual) en el directorio de imágenes.</text:span></text:p>
      <text:h text:style-name="P3" text:outline-level="3">6. comando mv</text:h>
      <text:p text:style-name="P6"><text:span text:style-name="T17">El uso principal del comando </text:span><text:span text:style-name="Strong_20_Emphasis"><text:span text:style-name="T18">mv</text:span></text:span><text:span text:style-name="T17"> es mover archivos, aunque también se puede usar para cambiar el nombre de los archivos.</text:span></text:p>
      <text:p text:style-name="P6"><text:soft-page-break/><text:span text:style-name="T17">Los argumentos en mv son similares al comando cp. Debes escribir </text:span><text:span text:style-name="Strong_20_Emphasis"><text:span text:style-name="T18">mv</text:span></text:span><text:span text:style-name="T17">, el nombre del archivo y el directorio destino. Por ejemplo: </text:span><text:span text:style-name="Strong_20_Emphasis"><text:span text:style-name="T18">mv archivo.txt</text:span></text:span><text:span text:style-name="T17"> </text:span><text:span text:style-name="Strong_20_Emphasis"><text:span text:style-name="T18">/home/nombredeusuario/Documentos</text:span></text:span><text:span text:style-name="T17">.</text:span></text:p>
      <text:p text:style-name="P6"><text:span text:style-name="T17">Para cambiar el nombre de los archivos, el comando de Linux es</text:span><text:span text:style-name="Strong_20_Emphasis"><text:span text:style-name="T17"> </text:span></text:span><text:span text:style-name="Strong_20_Emphasis"><text:span text:style-name="T18">mv nombreviejo.ext nombrenuevo.ext</text:span></text:span></text:p>
      <text:h text:style-name="P3" text:outline-level="3">7. comando mkdir</text:h>
      <text:p text:style-name="P6"><text:span text:style-name="T17">Usa el comando </text:span><text:span text:style-name="Strong_20_Emphasis"><text:span text:style-name="T18">mkdir</text:span></text:span><text:span text:style-name="T17"> para crear un nuevo directorio: si escribes </text:span><text:span text:style-name="Strong_20_Emphasis"><text:span text:style-name="T18">mkdir Musica</text:span></text:span><text:span text:style-name="T17">, creará un directorio llamado</text:span><text:span text:style-name="Strong_20_Emphasis"><text:span text:style-name="T17"> </text:span></text:span><text:span text:style-name="Strong_20_Emphasis"><text:span text:style-name="T18">Musica</text:span></text:span><text:span text:style-name="T17">.</text:span></text:p>
      <text:p text:style-name="P6"><text:span text:style-name="T17">También hay comandos adicionales de </text:span><text:span text:style-name="Strong_20_Emphasis"><text:span text:style-name="T18">mkdir</text:span></text:span><text:span text:style-name="T17">:</text:span></text:p>
      <text:list xml:id="list1994718445" text:style-name="L4">
        <text:list-item>
          <text:p text:style-name="P10"><text:span text:style-name="T17">Para generar un nuevo directorio dentro de otro directorio, usa este comando básico de Linux </text:span><text:span text:style-name="Strong_20_Emphasis"><text:span text:style-name="T18">mkdir Musica/Nuevoarchivo</text:span></text:span></text:p>
        </text:list-item>
        <text:list-item>
          <text:p text:style-name="P10"><text:span text:style-name="T17">Usa la opción </text:span><text:span text:style-name="Strong_20_Emphasis"><text:span text:style-name="T18">p</text:span></text:span><text:span text:style-name="T17"> (padres) para crear un directorio entre dos directorios existentes. Por ejemplo, </text:span><text:span text:style-name="Strong_20_Emphasis"><text:span text:style-name="T18">mkdir -p Musica/2020/Nuevoarchivo</text:span></text:span><text:span text:style-name="T17"> creará el nuevo archivo «2020».</text:span></text:p>
        </text:list-item>
      </text:list>
      <text:h text:style-name="P3" text:outline-level="3">8. comando rmdir</text:h>
      <text:p text:style-name="P6"><text:span text:style-name="T17">Si necesitas eliminar un directorio, usa el comando</text:span><text:span text:style-name="Strong_20_Emphasis"><text:span text:style-name="T17"> </text:span></text:span><text:span text:style-name="Strong_20_Emphasis"><text:span text:style-name="T18">rmdir</text:span></text:span><text:span text:style-name="T17">. Sin embargo, rmdir solo te permite eliminar directorios vacíos.</text:span></text:p>
      <text:h text:style-name="P3" text:outline-level="3">9. comando rm</text:h>
      <text:p text:style-name="P6"><text:span text:style-name="T17">El comando</text:span><text:span text:style-name="Strong_20_Emphasis"><text:span text:style-name="T17"> </text:span></text:span><text:span text:style-name="Strong_20_Emphasis"><text:span text:style-name="T18">rm</text:span></text:span><text:span text:style-name="T17"> se usa para eliminar directorios y el contenido dentro de ellos. Si solo deseas eliminar el directorio, como alternativa a rmdir, usa </text:span><text:span text:style-name="Strong_20_Emphasis"><text:span text:style-name="T18">rm -r</text:span></text:span><text:span text:style-name="T17">.</text:span></text:p>
      <text:p text:style-name="P6"><text:span text:style-name="Strong_20_Emphasis"><text:span text:style-name="T18">Nota:</text:span></text:span><text:span text:style-name="T17"> Ten mucho cuidado con este comando y verifica en qué directorio te encuentras. Este comando elimina todo y no se puede deshacer.</text:span></text:p>
      <text:h text:style-name="P3" text:outline-level="3">10. comando touch</text:h>
      <text:p text:style-name="P6"><text:span text:style-name="T17">El comando </text:span><text:span text:style-name="Strong_20_Emphasis"><text:span text:style-name="T18">touch</text:span></text:span><text:span text:style-name="T17"> te permite crear un nuevo archivo en blanco a través de la línea de comando de Linux. Como ejemplo, ingresa </text:span><text:span text:style-name="Strong_20_Emphasis"><text:span text:style-name="T18">touch /home/nombredeusuario/Documentos/Web.html</text:span></text:span><text:span text:style-name="T17"> para crear un archivo HTML titulado </text:span><text:span text:style-name="Strong_20_Emphasis"><text:span text:style-name="T18">Web</text:span></text:span><text:span text:style-name="T17"> en el directorio </text:span><text:span text:style-name="Strong_20_Emphasis"><text:span text:style-name="T18">Documentos</text:span></text:span><text:span text:style-name="T17">.</text:span></text:p>
      <text:h text:style-name="P3" text:outline-level="3">11. comando locate</text:h>
      <text:p text:style-name="P6"><text:span text:style-name="T17">Puedes usar este comando para </text:span><text:span text:style-name="Strong_20_Emphasis"><text:span text:style-name="T18">localizar</text:span></text:span><text:span text:style-name="T17"> un archivo, al igual que el comando de búsqueda en Windows. Además, el uso del argumento </text:span><text:span text:style-name="Strong_20_Emphasis"><text:span text:style-name="T18">-i</text:span></text:span><text:span text:style-name="T17"> junto con este comando hará que no distinga entre mayúsculas y minúsculas, por lo que puedes buscar un archivo incluso si no recuerdas su nombre exacto.</text:span></text:p>
      <text:p text:style-name="P6"><text:soft-page-break/><text:span text:style-name="T17">Para buscar un archivo que contenga dos o más palabras, usa un asterisco (*). Por ejemplo, el comando </text:span><text:span text:style-name="Strong_20_Emphasis"><text:span text:style-name="T18">locate -i escuela*nota</text:span></text:span><text:span text:style-name="T17"> buscará cualquier archivo que contenga la palabra «escuela» y «nota», ya sea en mayúsculas o minúsculas.</text:span></text:p>
      <text:h text:style-name="P3" text:outline-level="3">12. comando find</text:h>
      <text:p text:style-name="P6"><text:span text:style-name="T17">Similar al comando </text:span><text:span text:style-name="Strong_20_Emphasis"><text:span text:style-name="T18">locate</text:span></text:span><text:span text:style-name="T17">, usando</text:span><text:span text:style-name="Strong_20_Emphasis"><text:span text:style-name="T17"> </text:span></text:span><text:span text:style-name="Strong_20_Emphasis"><text:span text:style-name="T18">find</text:span></text:span><text:span text:style-name="T17"> también buscas archivos y directorios. La diferencia es que usas el comando </text:span><text:span text:style-name="Strong_20_Emphasis"><text:span text:style-name="T18">find</text:span></text:span><text:span text:style-name="T17"> para ubicar archivos dentro de un directorio dado.</text:span></text:p>
      <text:p text:style-name="P6"><text:span text:style-name="T17">Como ejemplo, el comando </text:span><text:span text:style-name="Strong_20_Emphasis"><text:span text:style-name="T18">find /home/ -name notas.txt</text:span></text:span><text:span text:style-name="T17"> buscará un archivo llamado </text:span><text:span text:style-name="Strong_20_Emphasis"><text:span text:style-name="T18">notas.txt</text:span></text:span><text:span text:style-name="T17"> dentro del directorio de inicio y sus subdirectorios.</text:span></text:p>
      <text:p text:style-name="P6"><text:span text:style-name="T17">Otras variaciones al usar </text:span><text:span text:style-name="Strong_20_Emphasis"><text:span text:style-name="T18">find</text:span></text:span><text:span text:style-name="T17"> son:</text:span></text:p>
      <text:list xml:id="list2906303112" text:style-name="L5">
        <text:list-item>
          <text:p text:style-name="P11"><text:span text:style-name="T17">Para buscar archivos en el directorio actual, </text:span><text:span text:style-name="Strong_20_Emphasis"><text:span text:style-name="T18">find . -nombre notas.txt</text:span></text:span></text:p>
        </text:list-item>
        <text:list-item>
          <text:p text:style-name="P11"><text:span text:style-name="T17">Para buscar directorios, </text:span><text:span text:style-name="Strong_20_Emphasis"><text:span text:style-name="T18">/ -type d -nombre notes.txt</text:span></text:span></text:p>
        </text:list-item>
      </text:list>
      <text:h text:style-name="P3" text:outline-level="3">13. comando grep</text:h>
      <text:p text:style-name="P6"><text:span text:style-name="T17">Otro comando básico de Linux que sin duda es útil para el uso diario es </text:span><text:span text:style-name="Strong_20_Emphasis"><text:span text:style-name="T18">grep</text:span></text:span><text:span text:style-name="T17">. Te permite buscar a través de todo el texto en un archivo dado.</text:span></text:p>
      <text:p text:style-name="P6"><text:span text:style-name="T17">Para ilustrar</text:span><text:span text:style-name="Strong_20_Emphasis"><text:span text:style-name="T18">, grep azul notepad.txt</text:span></text:span><text:span text:style-name="T17"> buscará la palabra azul en el archivo del bloc de notas. Las líneas que contienen la palabra buscada se mostrarán.</text:span></text:p>
      <text:h text:style-name="P3" text:outline-level="3">14. comando sudo</text:h>
      <text:p text:style-name="P6"><text:span text:style-name="T17">Abreviatura de «</text:span><text:span text:style-name="Strong_20_Emphasis"><text:span text:style-name="T18">SuperUser Do</text:span></text:span><text:span text:style-name="T17">» (SuperUsuario hace), este comando te permite realizar tareas que requieren permisos administrativos o raíz. Sin embargo, no es aconsejable usar este comando para el uso diario, ya que podría ser fácil que ocurra un error si haces algo mal.</text:span></text:p>
      <text:h text:style-name="P3" text:outline-level="3">15. comando df</text:h>
      <text:p text:style-name="P6"><text:span text:style-name="T17">Usa el comando </text:span><text:span text:style-name="Strong_20_Emphasis"><text:span text:style-name="T18">df </text:span></text:span><text:span text:style-name="T17">para obtener un informe sobre el uso del espacio en disco del sistema, que se muestra en porcentaje y KB. Si deseas ver el informe en megabytes, escribe </text:span><text:span text:style-name="Strong_20_Emphasis"><text:span text:style-name="T18">df -m</text:span></text:span><text:span text:style-name="T17">.</text:span></text:p>
      <text:h text:style-name="P3" text:outline-level="3">16. comando du</text:h>
      <text:p text:style-name="P6"><text:span text:style-name="T17">Si deseas verificar cuánto espacio ocupa un archivo o un directorio, el comando </text:span><text:span text:style-name="Strong_20_Emphasis"><text:span text:style-name="T18">du</text:span></text:span><text:span text:style-name="T17"> (Uso del disco, en inglés) es la respuesta. Sin embargo, el resumen de uso del disco mostrará números de bloque de disco en lugar del formato de tamaño habitual. Si deseas verlo en bytes, kilobytes y megabytes, agrega el argumento </text:span><text:span text:style-name="Strong_20_Emphasis"><text:span text:style-name="T18">-h</text:span></text:span><text:span text:style-name="T17"> a la línea de comando.</text:span></text:p>
      <text:h text:style-name="P3" text:outline-level="3"><text:soft-page-break/>17. comando head</text:h>
      <text:p text:style-name="P6"><text:span text:style-name="T17">El comando </text:span><text:span text:style-name="Strong_20_Emphasis"><text:span text:style-name="T18">head </text:span></text:span><text:span text:style-name="T17">se usa para ver las primeras líneas de cualquier archivo de texto. De manera predeterminada, mostrará las primeras diez líneas, pero puedes cambiar este número a tu gusto. Por ejemplo, si solo deseas mostrar las primeras cinco líneas, escribe </text:span><text:span text:style-name="Strong_20_Emphasis"><text:span text:style-name="T18">head -n 5 nombredearchivo.ext</text:span></text:span><text:span text:style-name="T17">.</text:span></text:p>
      <text:h text:style-name="P3" text:outline-level="3">18. comando tail</text:h>
      <text:p text:style-name="P6"><text:span text:style-name="T17">Este tiene una función similar al comando head, pero en lugar de mostrar las primeras líneas, el comando </text:span><text:span text:style-name="Strong_20_Emphasis"><text:span text:style-name="T18">tail</text:span></text:span><text:span text:style-name="T17"> mostrará las últimas diez líneas de un archivo de texto. Por ejemplo, </text:span><text:span text:style-name="Strong_20_Emphasis"><text:span text:style-name="T18">tail -n nombredearchivo.ext</text:span></text:span><text:span text:style-name="T17">.</text:span></text:p>
      <text:h text:style-name="P3" text:outline-level="3">19. comando diff</text:h>
      <text:p text:style-name="P6"><text:span text:style-name="T17">Para abreviar diferencia, el comando </text:span><text:span text:style-name="Strong_20_Emphasis"><text:span text:style-name="T18">diff </text:span></text:span><text:span text:style-name="T17">compara el contenido de dos archivos línea por línea. Después de analizar los archivos, genera las líneas que no coinciden. Los programadores a menudo usan este comando cuando necesitan hacer modificaciones al programa en lugar de reescribir todo el código fuente.</text:span></text:p>
      <text:p text:style-name="P6"><text:span text:style-name="T17">La forma más simple de usar este comando es </text:span><text:span text:style-name="Strong_20_Emphasis"><text:span text:style-name="T18">diff archivo1.ext archivo2.ext</text:span></text:span></text:p>
      <text:h text:style-name="P3" text:outline-level="3">20. comando tar</text:h>
      <text:p text:style-name="P6"><text:span text:style-name="T17">El comando </text:span><text:span text:style-name="Strong_20_Emphasis"><text:span text:style-name="T18">tar</text:span></text:span><text:span text:style-name="T17"> es el comando más utilizado para guardar múltiples archivos en un tarball, un formato de archivo de Linux común que es similar al formato zip, con compresión opcional.</text:span></text:p>
      <text:p text:style-name="P5">Este comando es bastante complejo con una larga lista de funciones, como agregar nuevos archivos a un archivo existente, enumerar el contenido de un archivo, extraer el contenido de un archivo y muchos más.</text:p>
      <text:h text:style-name="P3" text:outline-level="3">21. comando chmod</text:h>
      <text:p text:style-name="P6"><text:span text:style-name="Strong_20_Emphasis"><text:span text:style-name="T18">chmod</text:span></text:span><text:span text:style-name="T17"> es otro comando de Linux, utilizado para cambiar los permisos de lectura, escritura y ejecución de archivos y directorios. Como este comando es bastante complicado, puedes leer el </text:span><text:a xlink:type="simple" xlink:href="https://www.computerhope.com/unix/uchmod.htm" office:target-frame-name="_blank" xlink:show="new" text:style-name="Internet_20_link" text:visited-style-name="Visited_20_Internet_20_Link"><text:span text:style-name="T12">tutorial completo</text:span></text:a><text:span text:style-name="T17"> (en inglés) para ejecutarlo correctamente.</text:span></text:p>
      <text:h text:style-name="P3" text:outline-level="3">22. comando chown</text:h>
      <text:p text:style-name="P6"><text:span text:style-name="T17">En Linux, todos los archivos son propiedad de un usuario específico. El comando </text:span><text:span text:style-name="Strong_20_Emphasis"><text:span text:style-name="T18">chown </text:span></text:span><text:span text:style-name="T17">te permite cambiar o transferir la propiedad de un archivo al nombre de usuario especificado. Por ejemplo, </text:span><text:span text:style-name="Strong_20_Emphasis"><text:span text:style-name="T18">chown usuariolinux2 archivo.ext</text:span></text:span><text:span text:style-name="T17"> hará que </text:span><text:span text:style-name="Strong_20_Emphasis"><text:span text:style-name="T18">usuariolinux2</text:span></text:span><text:span text:style-name="T17"> sea el propietario del </text:span><text:span text:style-name="Strong_20_Emphasis"><text:span text:style-name="T18">archivo.ext</text:span></text:span><text:span text:style-name="T17">.</text:span></text:p>
      <text:h text:style-name="P3" text:outline-level="3"><text:soft-page-break/>23. comando jobs</text:h>
      <text:p text:style-name="P6"><text:span text:style-name="T17">El comando </text:span><text:span text:style-name="Strong_20_Emphasis"><text:span text:style-name="T18">jobs</text:span></text:span><text:span text:style-name="T17"> mostrará todos los trabajos actuales junto con sus estados. Un trabajo es básicamente un proceso iniciado por el shell.</text:span></text:p>
      <text:h text:style-name="P3" text:outline-level="3">24. comando kill</text:h>
      <text:p text:style-name="P6"><text:span text:style-name="T17">Si tienes un programa que no responde, puedes cerrarlo manualmente utilizando el comando </text:span><text:span text:style-name="Strong_20_Emphasis"><text:span text:style-name="T18">kill</text:span></text:span><text:span text:style-name="T17">. Enviará una cierta señal al programa que se está ejecutando mal y le indica a la aplicación que finalice.</text:span></text:p>
      <text:p text:style-name="P5">Hay un total de sesenta y cuatro señales que puedes usar, pero las personas generalmente solo usan dos señales:</text:p>
      <text:list xml:id="list2376063845" text:style-name="L6">
        <text:list-item>
          <text:p text:style-name="P12"><text:span text:style-name="Strong_20_Emphasis"><text:span text:style-name="T18">SIGTERM (15)</text:span></text:span><text:span text:style-name="T17">: solicita que un programa deje de ejecutarse y te da algo de tiempo para guardar todo tu progreso. Si no especificas la señal al ingresar el comando kill, se utilizará esta señal.</text:span></text:p>
        </text:list-item>
        <text:list-item>
          <text:p text:style-name="P12"><text:span text:style-name="Strong_20_Emphasis"><text:span text:style-name="T18">SIGKILL (9)</text:span></text:span><text:span text:style-name="T17">: obliga a los programas a detenerse inmediatamente. El progreso no guardado se perderá.</text:span></text:p>
        </text:list-item>
      </text:list>
      <text:p text:style-name="P6"><text:span text:style-name="T17">Además de conocer las señales, también debes conocer el número de identificación del proceso (PID) del programa que deseas eliminar. Si no conoces el PID, simplemente ejecute el comando </text:span><text:span text:style-name="Strong_20_Emphasis"><text:span text:style-name="T18">ps ux</text:span></text:span><text:span text:style-name="T17">.</text:span></text:p>
      <text:p text:style-name="P5">Después de saber qué señal deseas usar y el PID del programa, ingresa la siguiente sintaxis:</text:p>
      <text:p text:style-name="P6"><text:span text:style-name="Strong_20_Emphasis"><text:span text:style-name="T18">kill [opción de señal] PID</text:span></text:span><text:span text:style-name="T17">.</text:span></text:p>
      <text:h text:style-name="P3" text:outline-level="3">25. comando ping</text:h>
      <text:p text:style-name="P6"><text:span text:style-name="T17">Usa el comando </text:span><text:span text:style-name="Strong_20_Emphasis"><text:span text:style-name="T18">ping</text:span></text:span><text:span text:style-name="T17"> para verificar tu estado de conectividad a un servidor. Por ejemplo, simplemente ingresando </text:span><text:span text:style-name="Strong_20_Emphasis"><text:span text:style-name="T18">ping google.com</text:span></text:span><text:span text:style-name="T17">, el comando verificará si puedes conectarte a Google y también medirá el tiempo de respuesta.</text:span></text:p>
      <text:h text:style-name="P3" text:outline-level="3">26. comando wget</text:h>
      <text:p text:style-name="P6"><text:span text:style-name="T17">La línea de comandos de Linux es muy útil: incluso puedes descargar archivos de Internet con la ayuda del comando </text:span><text:span text:style-name="Strong_20_Emphasis"><text:span text:style-name="T18">wget</text:span></text:span><text:span text:style-name="T17">. Para hacerlo, simplemente escribe </text:span><text:span text:style-name="Strong_20_Emphasis"><text:span text:style-name="T18">wget</text:span></text:span><text:span text:style-name="T17"> seguido del enlace de descarga.</text:span></text:p>
      <text:h text:style-name="P3" text:outline-level="3">27. comando uname</text:h>
      <text:p text:style-name="P6"><text:span text:style-name="T17">El comando </text:span><text:span text:style-name="Strong_20_Emphasis"><text:span text:style-name="T18">uname</text:span></text:span><text:span text:style-name="T17">, abreviatura de Nombre de Unix, imprimirá información detallada sobre tu sistema Linux, como el nombre de la máquina, el sistema operativo, el núcleo, etc.</text:span></text:p>
      <text:h text:style-name="P3" text:outline-level="3"><text:soft-page-break/>28. comando top</text:h>
      <text:p text:style-name="P6"><text:span text:style-name="T17">Como un terminal equivalente al Administrador de tareas en Windows, el comando </text:span><text:span text:style-name="Strong_20_Emphasis"><text:span text:style-name="T18">top</text:span></text:span><text:span text:style-name="T17"> mostrará una lista de los procesos en ejecución y la cantidad de CPU que utiliza cada proceso. Es muy útil monitorear el uso de los recursos del sistema, especialmente para saber qué proceso debe terminarse porque consume demasiados recursos.</text:span></text:p>
      <text:h text:style-name="P3" text:outline-level="3">29. comando history</text:h>
      <text:p text:style-name="P6"><text:span text:style-name="T17">Cuando hayas estado utilizando Linux durante un cierto período de tiempo, notarás rápidamente que puedes ejecutar cientos de comandos todos los días. Como tal, ejecutar el comando </text:span><text:span text:style-name="Strong_20_Emphasis"><text:span text:style-name="T18">history</text:span></text:span><text:span text:style-name="T17"> es particularmente útil si deseas revisar los comandos que ingresaste anteriormente.</text:span></text:p>
      <text:h text:style-name="P3" text:outline-level="3">30. comando man</text:h>
      <text:p text:style-name="P6"><text:span text:style-name="T17">¿Confundido sobre la función de ciertos comandos de Linux? No te preocupes, puedes aprender fácilmente cómo usarlos directamente desde el shell de Linux mediante el comando </text:span><text:span text:style-name="Strong_20_Emphasis"><text:span text:style-name="T18">man</text:span></text:span><text:span text:style-name="T17">. Por ejemplo, al ingresar </text:span><text:span text:style-name="Strong_20_Emphasis"><text:span text:style-name="T18">man tail</text:span></text:span><text:span text:style-name="T17"> se mostrarán las instrucciones manuales del comando tail.</text:span></text:p>
      <text:h text:style-name="P3" text:outline-level="3">31. comando echo</text:h>
      <text:p text:style-name="P6"><text:span text:style-name="T17">Este comando se usa para mover algunos datos a un archivo. Por ejemplo, si deseas agregar el texto «Hola, mi nombre es John» en un archivo llamado </text:span><text:span text:style-name="Strong_20_Emphasis"><text:span text:style-name="T18">nombre.txt</text:span></text:span><text:span text:style-name="T17">, debes escribir </text:span><text:span text:style-name="Strong_20_Emphasis"><text:span text:style-name="T18">echo Hola, mi nombre es John &gt;&gt; nombre.txt</text:span></text:span></text:p>
      <text:h text:style-name="P3" text:outline-level="3">32. comando zip, unzip</text:h>
      <text:p text:style-name="P6"><text:span text:style-name="T17">Usa el comando </text:span><text:span text:style-name="Strong_20_Emphasis"><text:span text:style-name="T18">zip </text:span></text:span><text:span text:style-name="T17">para comprimir tus archivos en un archivo zip y use el comando </text:span><text:span text:style-name="Strong_20_Emphasis"><text:span text:style-name="T18">unzip</text:span></text:span><text:span text:style-name="T17"> para extraer los archivos comprimidos de un archivo zip.</text:span></text:p>
      <text:h text:style-name="P3" text:outline-level="3">33. comando hostname</text:h>
      <text:p text:style-name="P6"><text:span text:style-name="T17">Si deseas conocer el nombre de tu host/red, simplemente escribe </text:span><text:span text:style-name="Strong_20_Emphasis"><text:span text:style-name="T18">hostname</text:span></text:span><text:span text:style-name="T17">. Agregar un </text:span><text:span text:style-name="Strong_20_Emphasis"><text:span text:style-name="T18">-I</text:span></text:span><text:span text:style-name="T17"> al final mostrará la dirección IP de tu red.</text:span></text:p>
      <text:h text:style-name="P3" text:outline-level="3">34. comando useradd, userdel</text:h>
      <text:p text:style-name="P6"><text:span text:style-name="T17">Dado que Linux es un sistema multiusuario, esto significa que más de una persona puede interactuar con el mismo sistema al mismo tiempo. </text:span><text:span text:style-name="Strong_20_Emphasis"><text:span text:style-name="T18">useradd</text:span></text:span><text:span text:style-name="T17"> se usa para crear un nuevo usuario, mientras que </text:span><text:span text:style-name="Strong_20_Emphasis"><text:span text:style-name="T18">passwd</text:span></text:span><text:span text:style-name="T17"> agrega una contraseña a la cuenta de ese usuario. Para agregar una nueva persona llamada John, escribe </text:span><text:span text:style-name="Strong_20_Emphasis"><text:span text:style-name="T18">useradd John</text:span></text:span><text:span text:style-name="T17"> y luego para agregar su contraseña, escribe </text:span><text:span text:style-name="Strong_20_Emphasis"><text:span text:style-name="T18">passwd 123456789</text:span></text:span><text:span text:style-name="T17">.</text:span></text:p>
      <text:p text:style-name="P6"><text:soft-page-break/><text:span text:style-name="T17">Eliminar un usuario es muy similar a agregar un nuevo usuario. Para eliminar la cuenta de usuario, escribe </text:span><text:span text:style-name="Strong_20_Emphasis"><text:span text:style-name="T18">userdel NombredeUsuario</text:span></text:span></text:p>
      <text:h text:style-name="P2" text:outline-level="2"><text:bookmark text:name="Consejos-y-trucos-extra"/>Consejos y trucos extra</text:h>
      <text:p text:style-name="P6"><text:span text:style-name="T17">Usa el comando </text:span><text:span text:style-name="Strong_20_Emphasis"><text:span text:style-name="T18">clear</text:span></text:span><text:span text:style-name="T17"> para limpiar el terminal si se está abarrotando con demasiados comandos pasados.</text:span></text:p>
      <text:p text:style-name="P6"><text:span text:style-name="T17">Prueba el botón </text:span><text:span text:style-name="Strong_20_Emphasis"><text:span text:style-name="T18">TAB </text:span></text:span><text:span text:style-name="T17">para autocompletar lo que estás escribiendo. Por ejemplo, si necesitas escribir Documentos, comienza a escribir un comando (vamos con </text:span><text:span text:style-name="Strong_20_Emphasis"><text:span text:style-name="T18">cd Docu</text:span></text:span><text:span text:style-name="T17">, luego presione la tecla TAB) y el terminal completará el resto, mostrándote </text:span><text:span text:style-name="Strong_20_Emphasis"><text:span text:style-name="T18">cd Documentos</text:span></text:span><text:span text:style-name="T17">.</text:span></text:p>
      <text:p text:style-name="P6"><text:span text:style-name="Strong_20_Emphasis"><text:span text:style-name="T18">Ctrl+C</text:span></text:span><text:span text:style-name="T17"> y </text:span><text:span text:style-name="Strong_20_Emphasis"><text:span text:style-name="T18">Ctrl+Z</text:span></text:span><text:span text:style-name="T17"> se utilizan para detener cualquier comando que esté funcionando actualmente. Ctrl+C detendrá el comando de forma segura, mientras que Ctrl+Z forzará la detención.</text:span></text:p>
      <text:p text:style-name="P6"><text:span text:style-name="T17">Si accidentalmente congelas tu terminal usando </text:span><text:span text:style-name="Strong_20_Emphasis"><text:span text:style-name="T18">Ctrl+S</text:span></text:span><text:span text:style-name="T17">, simplemente debes deshacer esto con el comando descongelar </text:span><text:span text:style-name="Strong_20_Emphasis"><text:span text:style-name="T18">Ctrl+Z</text:span></text:span><text:span text:style-name="T17">.</text:span></text:p>
      <text:p text:style-name="P6"><text:span text:style-name="Strong_20_Emphasis"><text:span text:style-name="T18">Ctrl+A</text:span></text:span><text:span text:style-name="T17"> te mueve al comienzo de la línea mientras que </text:span><text:span text:style-name="Strong_20_Emphasis"><text:span text:style-name="T18">Ctrl+E</text:span></text:span><text:span text:style-name="T17"> te mueve al final.</text:span></text:p>
      <text:p text:style-name="P6"><text:span text:style-name="T17">Puedes ejecutar varios comandos en un solo comando utilizando «</text:span><text:span text:style-name="Strong_20_Emphasis"><text:span text:style-name="T18">;</text:span></text:span><text:span text:style-name="T17">» para separarlos. Por ejemplo </text:span><text:span text:style-name="Strong_20_Emphasis"><text:span text:style-name="T18">Comando1; Comando2; Comando 3</text:span></text:span><text:span text:style-name="T17">. O usa </text:span><text:span text:style-name="Strong_20_Emphasis"><text:span text:style-name="T18">&amp;&amp;</text:span></text:span><text:span text:style-name="T17"> si solo deseas que se ejecute el siguiente comando cuando el primero sea exitoso.</text:span></text:p>
      <text:h text:style-name="P2" text:outline-level="2"><text:bookmark text:name="Para-resumir"/>Para resumir</text:h>
      <text:p text:style-name="P5">Los comandos básicos de Linux ayudan a los usuarios a ejecutar tareas de manera fácil y efectiva. Puede llevar un tiempo recordar algunos de los comandos básicos, pero nada es imposible con mucha práctica.</text:p>
      <text:p text:style-name="P5">Al final, conocer y dominar estos comandos básicos de Linux sin duda será beneficioso para ti. ¡Buena suerte!</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 svg:font-family="H, 'Trebuchet MS', Helvetica"/>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5.2$Windows_x86 LibreOffice_project/a726b36747cf2001e06b58ad5db1aa3a9a1872d6</meta:generator>
    <dc:date>2020-07-14T14:01:15.991000000</dc:date>
    <meta:editing-duration>PT4M16S</meta:editing-duration>
    <meta:editing-cycles>3</meta:editing-cycles>
    <meta:document-statistic meta:table-count="0" meta:image-count="0" meta:object-count="0" meta:page-count="8" meta:paragraph-count="119" meta:word-count="2251" meta:character-count="13841" meta:non-whitespace-character-count="11724"/>
  </office:meta>
</office:document-meta>
</file>